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c9211e"/>
    </style:style>
    <style:style style:name="T20" style:family="text">
      <style:text-properties fo:color="#66cc00"/>
    </style:style>
    <style:style style:name="T21" style:family="text">
      <style:text-properties fo:color="#000000"/>
    </style:style>
    <style:style style:name="T22" style:family="text">
      <style:text-properties fo:font-weight="normal" fo:font-style="normal" style:font-weight-asian="normal" style:font-weight-complex="normal" style:font-style-asian="normal" style:font-style-complex="normal"/>
    </style:style>
    <style:style style:name="T23" style:family="text">
      <style:text-properties fo:color="#ff9900"/>
    </style:style>
    <style:style style:name="T24" style:family="text">
      <style:text-properties fo:color="#111111"/>
    </style:style>
    <style:style style:name="T25" style:family="text">
      <style:text-properties fo:color="#669900"/>
    </style:style>
    <style:style style:name="T26" style:family="text">
      <style:text-properties fo:color="#00a933"/>
    </style:style>
    <style:style style:name="T27" style:family="text">
      <style:text-properties fo:color="#cc9900"/>
    </style:style>
    <style:style style:name="T28" style:family="text">
      <style:text-properties fo:color="#996633"/>
    </style:style>
    <style:style style:name="T29"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3.558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1">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1">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1">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1">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1">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4.5906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19">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19">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0">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1">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2">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3">،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5">سادہ رقاص</text:span></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93" office:value-type="string" calcext:value-type="string">
            <text:p><text:span text:style-name="T5">رتبہ اول درستگی</text:span>، <text:span text:style-name="T15">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2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7">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28">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29">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7">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3">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16">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0">00/00/0000</text:date>, <text:time style:data-style-name="N2" text:time-value="08:20:55.32379818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8-10T11:29:30.475354499</dc:date>
    <meta:editing-duration>P92DT22H20M23S</meta:editing-duration>
    <meta:editing-cycles>4052</meta:editing-cycles>
    <meta:generator>LibreOffice/6.4.7.2$Linux_X86_64 LibreOffice_project/40$Build-2</meta:generator>
    <meta:document-statistic meta:table-count="3" meta:cell-count="666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